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AdviceBindingTests.needs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foreAdviceBindingTests.oneObjectArgBoundToProxyUsing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foreAdviceBind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foreAdviceBindingTests.oneIntAndOneObjec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foreAdviceBindingTests.oneInt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foreAdviceBindingTests.needsJoinPointStatic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enticationLogger.logAuthenticationAttempt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dviceBind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Manager.authenticate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